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223cm"/>
    </style:style>
    <style:style style:name="co2" style:family="table-column">
      <style:table-column-properties fo:break-before="auto" style:column-width="2.103cm"/>
    </style:style>
    <style:style style:name="co3" style:family="table-column">
      <style:table-column-properties fo:break-before="auto" style:column-width="3.41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PageStyle_5f_Ark1">
      <style:table-properties table:display="true" style:writing-mode="lr-tb"/>
    </style:style>
    <style:style style:name="ta2" style:family="table" style:master-page-name="PageStyle_5f_Ark2">
      <style:table-properties table:display="true" style:writing-mode="lr-tb"/>
    </style:style>
    <style:style style:name="ta3" style:family="table" style:master-page-name="PageStyle_5f_Ark3">
      <style:table-properties table:display="true" style:writing-mode="lr-tb"/>
    </style:style>
    <number:date-style style:name="N8036" number:language="nb" number:country="NO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1" style:family="table-cell" style:parent-style-name="Default" style:data-style-name="N8036"/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Ark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2" table:default-cell-style-name="ce1"/>
        <table:table-column table:style-name="co2" table:number-columns-repeated="5" table:default-cell-style-name="Default"/>
        <table:table-column table:style-name="co3" table:default-cell-style-name="Default"/>
        <table:table-column table:style-name="co2" table:number-columns-repeated="1015" table:default-cell-style-name="Default"/>
        <table:table-row table:style-name="ro1">
          <table:table-cell office:value-type="string">
            <text:p>Etternavn</text:p>
          </table:table-cell>
          <table:table-cell office:value-type="string">
            <text:p>Fornavn</text:p>
          </table:table-cell>
          <table:table-cell table:style-name="Default" office:value-type="string">
            <text:p>Fødselsdato</text:p>
          </table:table-cell>
          <table:table-cell office:value-type="string">
            <text:p>Kjønn</text:p>
          </table:table-cell>
          <table:table-cell office:value-type="string">
            <text:p>Adresse</text:p>
          </table:table-cell>
          <table:table-cell office:value-type="string">
            <text:p>Postnummer</text:p>
          </table:table-cell>
          <table:table-cell office:value-type="string">
            <text:p>Poststed</text:p>
          </table:table-cell>
          <table:table-cell office:value-type="string">
            <text:p>Klassegruppe</text:p>
          </table:table-cell>
          <table:table-cell office:value-type="string">
            <text:p>Kontaktlærer</text:p>
          </table:table-cell>
          <table:table-cell office:value-type="string">
            <text:p>Etternavn hovedforesatt</text:p>
          </table:table-cell>
          <table:table-cell office:value-type="string">
            <text:p>Fornavn hovedforesatt</text:p>
          </table:table-cell>
          <table:table-cell office:value-type="string">
            <text:p>Telefon mobil hovedforesatt</text:p>
          </table:table-cell>
          <table:table-cell office:value-type="string">
            <text:p>Telefon arbeid hovedforesatt</text:p>
          </table:table-cell>
          <table:table-cell office:value-type="string">
            <text:p>Telefon hjem hovedforesatt</text:p>
          </table:table-cell>
          <table:table-cell office:value-type="string">
            <text:p>E-post hovedforesatt</text:p>
          </table:table-cell>
          <table:table-cell office:value-type="string">
            <text:p>Etternavn sekundær foresatt</text:p>
          </table:table-cell>
          <table:table-cell office:value-type="string">
            <text:p>Fornavn sekundær foresatt</text:p>
          </table:table-cell>
          <table:table-cell office:value-type="string">
            <text:p>Telefon mobil sekundær foresatt</text:p>
          </table:table-cell>
          <table:table-cell office:value-type="string">
            <text:p>Telefon arbeid sekundær foresatt</text:p>
          </table:table-cell>
          <table:table-cell office:value-type="string">
            <text:p>Telefon hjem sekundær foresatt</text:p>
          </table:table-cell>
          <table:table-cell office:value-type="string">
            <text:p>E-post sekundær foresatt</text:p>
          </table:table-cell>
          <table:table-cell table:number-columns-repeated="1003"/>
        </table:table-row>
        <table:table-row table:style-name="ro1">
          <table:table-cell office:value-type="string">
            <text:p>Bakke</text:p>
          </table:table-cell>
          <table:table-cell office:value-type="string">
            <text:p>Ema Thilje Løvlien</text:p>
          </table:table-cell>
          <table:table-cell office:value-type="date" office:date-value="2004-04-12">
            <text:p>12.04.2004</text:p>
          </table:table-cell>
          <table:table-cell office:value-type="string">
            <text:p>Jente</text:p>
          </table:table-cell>
          <table:table-cell office:value-type="string">
            <text:p>Granittvegen 8</text:p>
          </table:table-cell>
          <table:table-cell office:value-type="float" office:value="2743">
            <text:p>2743</text:p>
          </table:table-cell>
          <table:table-cell office:value-type="string">
            <text:p>HARESTUA</text:p>
          </table:table-cell>
          <table:table-cell office:value-type="string">
            <text:p>5A</text:p>
          </table:table-cell>
          <table:table-cell office:value-type="string">
            <text:p>Andreas Mamen </text:p>
          </table:table-cell>
          <table:table-cell office:value-type="string">
            <text:p>Løvlien</text:p>
          </table:table-cell>
          <table:table-cell office:value-type="string">
            <text:p>Jannicke</text:p>
          </table:table-cell>
          <table:table-cell office:value-type="float" office:value="97136539">
            <text:p>97136539</text:p>
          </table:table-cell>
          <table:table-cell table:number-columns-repeated="2"/>
          <table:table-cell office:value-type="string">
            <text:p>jannicke.lovlien@politiet.no</text:p>
          </table:table-cell>
          <table:table-cell office:value-type="string">
            <text:p>Bakke</text:p>
          </table:table-cell>
          <table:table-cell office:value-type="string">
            <text:p>Pål Torry</text:p>
          </table:table-cell>
          <table:table-cell office:value-type="float" office:value="97645464">
            <text:p>97645464</text:p>
          </table:table-cell>
          <table:table-cell table:number-columns-repeated="1006"/>
        </table:table-row>
        <table:table-row table:style-name="ro1">
          <table:table-cell office:value-type="string">
            <text:p>Bjørnevåg</text:p>
          </table:table-cell>
          <table:table-cell office:value-type="string">
            <text:p>Thea</text:p>
          </table:table-cell>
          <table:table-cell office:value-type="date" office:date-value="2004-05-13">
            <text:p>13.05.2004</text:p>
          </table:table-cell>
          <table:table-cell office:value-type="string">
            <text:p>Jente</text:p>
          </table:table-cell>
          <table:table-cell office:value-type="string">
            <text:p>Kloppavegen 1</text:p>
          </table:table-cell>
          <table:table-cell office:value-type="float" office:value="2743">
            <text:p>2743</text:p>
          </table:table-cell>
          <table:table-cell office:value-type="string">
            <text:p>HARESTUA</text:p>
          </table:table-cell>
          <table:table-cell office:value-type="string">
            <text:p>5B</text:p>
          </table:table-cell>
          <table:table-cell office:value-type="string">
            <text:p>Lise Bjertnæs Holt </text:p>
          </table:table-cell>
          <table:table-cell office:value-type="string">
            <text:p>Bjørnevåg</text:p>
          </table:table-cell>
          <table:table-cell office:value-type="string">
            <text:p>Leo Aleksander</text:p>
          </table:table-cell>
          <table:table-cell office:value-type="float" office:value="90659123">
            <text:p>90659123</text:p>
          </table:table-cell>
          <table:table-cell table:number-columns-repeated="2"/>
          <table:table-cell office:value-type="string">
            <text:p>leobj@online.no</text:p>
          </table:table-cell>
          <table:table-cell office:value-type="string">
            <text:p>Bjørnevåg</text:p>
          </table:table-cell>
          <table:table-cell office:value-type="string">
            <text:p>Marte Lystad</text:p>
          </table:table-cell>
          <table:table-cell office:value-type="float" office:value="99521306">
            <text:p>99521306</text:p>
          </table:table-cell>
          <table:table-cell table:number-columns-repeated="2"/>
          <table:table-cell office:value-type="string">
            <text:p>martelystad@hotmail.com</text:p>
          </table:table-cell>
          <table:table-cell table:number-columns-repeated="1003"/>
        </table:table-row>
        <table:table-row table:style-name="ro1">
          <table:table-cell office:value-type="string">
            <text:p>Bore-Mathisen</text:p>
          </table:table-cell>
          <table:table-cell office:value-type="string">
            <text:p>Oda</text:p>
          </table:table-cell>
          <table:table-cell office:value-type="date" office:date-value="2004-07-21">
            <text:p>21.07.2004</text:p>
          </table:table-cell>
          <table:table-cell office:value-type="string">
            <text:p>Jente</text:p>
          </table:table-cell>
          <table:table-cell office:value-type="string">
            <text:p>Elgtråkket 23</text:p>
          </table:table-cell>
          <table:table-cell office:value-type="float" office:value="2743">
            <text:p>2743</text:p>
          </table:table-cell>
          <table:table-cell office:value-type="string">
            <text:p>HARESTUA</text:p>
          </table:table-cell>
          <table:table-cell office:value-type="string">
            <text:p>5B</text:p>
          </table:table-cell>
          <table:table-cell office:value-type="string">
            <text:p>Lise Bjertnæs Holt </text:p>
          </table:table-cell>
          <table:table-cell office:value-type="string">
            <text:p>Bore</text:p>
          </table:table-cell>
          <table:table-cell office:value-type="string">
            <text:p>Eileen</text:p>
          </table:table-cell>
          <table:table-cell office:value-type="float" office:value="94984664">
            <text:p>94984664</text:p>
          </table:table-cell>
          <table:table-cell table:number-columns-repeated="2"/>
          <table:table-cell office:value-type="string">
            <text:p>eileen_bore@hotmail.com</text:p>
          </table:table-cell>
          <table:table-cell office:value-type="string">
            <text:p>Bore-Mathisen</text:p>
          </table:table-cell>
          <table:table-cell office:value-type="string">
            <text:p>Anders</text:p>
          </table:table-cell>
          <table:table-cell table:number-columns-repeated="1007"/>
        </table:table-row>
        <table:table-row table:style-name="ro1">
          <table:table-cell office:value-type="string">
            <text:p>Bøhleng</text:p>
          </table:table-cell>
          <table:table-cell office:value-type="string">
            <text:p>Emilie</text:p>
          </table:table-cell>
          <table:table-cell office:value-type="date" office:date-value="2004-08-11">
            <text:p>11.08.2004</text:p>
          </table:table-cell>
          <table:table-cell office:value-type="string">
            <text:p>Jente</text:p>
          </table:table-cell>
          <table:table-cell office:value-type="string">
            <text:p>Tiuråsen 22</text:p>
          </table:table-cell>
          <table:table-cell office:value-type="float" office:value="2743">
            <text:p>2743</text:p>
          </table:table-cell>
          <table:table-cell office:value-type="string">
            <text:p>HARESTUA</text:p>
          </table:table-cell>
          <table:table-cell office:value-type="string">
            <text:p>5B</text:p>
          </table:table-cell>
          <table:table-cell office:value-type="string">
            <text:p>Lise Bjertnæs Holt </text:p>
          </table:table-cell>
          <table:table-cell office:value-type="string">
            <text:p>Bøhleng</text:p>
          </table:table-cell>
          <table:table-cell office:value-type="string">
            <text:p>Fredrik</text:p>
          </table:table-cell>
          <table:table-cell office:value-type="float" office:value="90834882">
            <text:p>90834882</text:p>
          </table:table-cell>
          <table:table-cell office:value-type="float" office:value="23170500">
            <text:p>23170500</text:p>
          </table:table-cell>
          <table:table-cell/>
          <table:table-cell office:value-type="string">
            <text:p>fredrik.bohleng@hebb.no</text:p>
          </table:table-cell>
          <table:table-cell office:value-type="string">
            <text:p>Anthonsen</text:p>
          </table:table-cell>
          <table:table-cell office:value-type="string">
            <text:p>Mette</text:p>
          </table:table-cell>
          <table:table-cell office:value-type="float" office:value="41559243">
            <text:p>41559243</text:p>
          </table:table-cell>
          <table:table-cell office:value-type="float" office:value="61324480">
            <text:p>61324480</text:p>
          </table:table-cell>
          <table:table-cell/>
          <table:table-cell office:value-type="string">
            <text:p>metteanthon@gmail.com</text:p>
          </table:table-cell>
          <table:table-cell table:number-columns-repeated="1003"/>
        </table:table-row>
        <table:table-row table:style-name="ro1">
          <table:table-cell office:value-type="string">
            <text:p>Dotsetsveen</text:p>
          </table:table-cell>
          <table:table-cell office:value-type="string">
            <text:p>Toini</text:p>
          </table:table-cell>
          <table:table-cell office:value-type="date" office:date-value="2004-02-10">
            <text:p>10.02.2004</text:p>
          </table:table-cell>
          <table:table-cell office:value-type="string">
            <text:p>Jente</text:p>
          </table:table-cell>
          <table:table-cell office:value-type="string">
            <text:p>Geiteramsen 15</text:p>
          </table:table-cell>
          <table:table-cell office:value-type="float" office:value="2743">
            <text:p>2743</text:p>
          </table:table-cell>
          <table:table-cell office:value-type="string">
            <text:p>HARESTUA</text:p>
          </table:table-cell>
          <table:table-cell office:value-type="string">
            <text:p>5A</text:p>
          </table:table-cell>
          <table:table-cell office:value-type="string">
            <text:p>Andreas Mamen </text:p>
          </table:table-cell>
          <table:table-cell office:value-type="string">
            <text:p>Dotsetsveen</text:p>
          </table:table-cell>
          <table:table-cell office:value-type="string">
            <text:p>Marius</text:p>
          </table:table-cell>
          <table:table-cell office:value-type="float" office:value="45263123">
            <text:p>45263123</text:p>
          </table:table-cell>
          <table:table-cell table:number-columns-repeated="2"/>
          <table:table-cell office:value-type="string">
            <text:p>mdotsetsveen@gmail.com</text:p>
          </table:table-cell>
          <table:table-cell office:value-type="string">
            <text:p>Dotsetsveen</text:p>
          </table:table-cell>
          <table:table-cell office:value-type="string">
            <text:p>Marianne</text:p>
          </table:table-cell>
          <table:table-cell office:value-type="float" office:value="46420920">
            <text:p>46420920</text:p>
          </table:table-cell>
          <table:table-cell office:value-type="float" office:value="23301864">
            <text:p>23301864</text:p>
          </table:table-cell>
          <table:table-cell/>
          <table:table-cell office:value-type="string">
            <text:p>marianne_hovda@hotmail.com</text:p>
          </table:table-cell>
          <table:table-cell table:number-columns-repeated="1003"/>
        </table:table-row>
        <table:table-row table:style-name="ro1">
          <table:table-cell office:value-type="string">
            <text:p>Eriksen</text:p>
          </table:table-cell>
          <table:table-cell office:value-type="string">
            <text:p>Nora Volla</text:p>
          </table:table-cell>
          <table:table-cell office:value-type="date" office:date-value="2004-04-21">
            <text:p>21.04.2004</text:p>
          </table:table-cell>
          <table:table-cell office:value-type="string">
            <text:p>Jente</text:p>
          </table:table-cell>
          <table:table-cell office:value-type="string">
            <text:p>Stjernevegen 2</text:p>
          </table:table-cell>
          <table:table-cell office:value-type="float" office:value="2743">
            <text:p>2743</text:p>
          </table:table-cell>
          <table:table-cell office:value-type="string">
            <text:p>HARESTUA</text:p>
          </table:table-cell>
          <table:table-cell office:value-type="string">
            <text:p>5B</text:p>
          </table:table-cell>
          <table:table-cell office:value-type="string">
            <text:p>Lise Bjertnæs Holt </text:p>
          </table:table-cell>
          <table:table-cell office:value-type="string">
            <text:p>Eriksen</text:p>
          </table:table-cell>
          <table:table-cell office:value-type="string">
            <text:p>Morten</text:p>
          </table:table-cell>
          <table:table-cell office:value-type="float" office:value="90517501">
            <text:p>90517501</text:p>
          </table:table-cell>
          <table:table-cell table:number-columns-repeated="2"/>
          <table:table-cell office:value-type="string">
            <text:p>mortene.eriksen@hotmail.com</text:p>
          </table:table-cell>
          <table:table-cell office:value-type="string">
            <text:p>Jensen</text:p>
          </table:table-cell>
          <table:table-cell office:value-type="string">
            <text:p>Marit Volla</text:p>
          </table:table-cell>
          <table:table-cell table:number-columns-repeated="1007"/>
        </table:table-row>
        <table:table-row table:style-name="ro1">
          <table:table-cell office:value-type="string">
            <text:p>Evje</text:p>
          </table:table-cell>
          <table:table-cell office:value-type="string">
            <text:p>Julieanne</text:p>
          </table:table-cell>
          <table:table-cell office:value-type="date" office:date-value="2004-12-19">
            <text:p>19.12.2004</text:p>
          </table:table-cell>
          <table:table-cell office:value-type="string">
            <text:p>Jente</text:p>
          </table:table-cell>
          <table:table-cell office:value-type="string">
            <text:p>Steinbrøttet 10</text:p>
          </table:table-cell>
          <table:table-cell office:value-type="float" office:value="2743">
            <text:p>2743</text:p>
          </table:table-cell>
          <table:table-cell office:value-type="string">
            <text:p>HARESTUA</text:p>
          </table:table-cell>
          <table:table-cell office:value-type="string">
            <text:p>5A</text:p>
          </table:table-cell>
          <table:table-cell office:value-type="string">
            <text:p>Andreas Mamen </text:p>
          </table:table-cell>
          <table:table-cell office:value-type="string">
            <text:p>Evje</text:p>
          </table:table-cell>
          <table:table-cell office:value-type="string">
            <text:p>Espen</text:p>
          </table:table-cell>
          <table:table-cell office:value-type="float" office:value="95244579">
            <text:p>95244579</text:p>
          </table:table-cell>
          <table:table-cell table:number-columns-repeated="2"/>
          <table:table-cell office:value-type="string">
            <text:p>espenevje@gmail.com</text:p>
          </table:table-cell>
          <table:table-cell office:value-type="string">
            <text:p>Evje</text:p>
          </table:table-cell>
          <table:table-cell office:value-type="string">
            <text:p>Kari Hvalshagen</text:p>
          </table:table-cell>
          <table:table-cell office:value-type="float" office:value="99630318">
            <text:p>99630318</text:p>
          </table:table-cell>
          <table:table-cell table:number-columns-repeated="2"/>
          <table:table-cell office:value-type="string">
            <text:p>karievje@gmail.com</text:p>
          </table:table-cell>
          <table:table-cell table:number-columns-repeated="1003"/>
        </table:table-row>
        <table:table-row table:style-name="ro1">
          <table:table-cell office:value-type="string">
            <text:p>Helbo</text:p>
          </table:table-cell>
          <table:table-cell office:value-type="string">
            <text:p>Helene Folde</text:p>
          </table:table-cell>
          <table:table-cell office:value-type="date" office:date-value="2004-09-08">
            <text:p>08.09.2004</text:p>
          </table:table-cell>
          <table:table-cell office:value-type="string">
            <text:p>Jente</text:p>
          </table:table-cell>
          <table:table-cell office:value-type="string">
            <text:p>Stjernevegen 22</text:p>
          </table:table-cell>
          <table:table-cell office:value-type="float" office:value="2743">
            <text:p>2743</text:p>
          </table:table-cell>
          <table:table-cell office:value-type="string">
            <text:p>HARESTUA</text:p>
          </table:table-cell>
          <table:table-cell office:value-type="string">
            <text:p>5A</text:p>
          </table:table-cell>
          <table:table-cell office:value-type="string">
            <text:p>Andreas Mamen </text:p>
          </table:table-cell>
          <table:table-cell office:value-type="string">
            <text:p>Folde</text:p>
          </table:table-cell>
          <table:table-cell office:value-type="string">
            <text:p>Linda</text:p>
          </table:table-cell>
          <table:table-cell office:value-type="float" office:value="91747722">
            <text:p>91747722</text:p>
          </table:table-cell>
          <table:table-cell table:number-columns-repeated="1012"/>
        </table:table-row>
        <table:table-row table:style-name="ro1">
          <table:table-cell office:value-type="string">
            <text:p>Hermansen</text:p>
          </table:table-cell>
          <table:table-cell office:value-type="string">
            <text:p>Leah Lippert</text:p>
          </table:table-cell>
          <table:table-cell office:value-type="date" office:date-value="2004-02-02">
            <text:p>02.02.2004</text:p>
          </table:table-cell>
          <table:table-cell office:value-type="string">
            <text:p>Jente</text:p>
          </table:table-cell>
          <table:table-cell office:value-type="string">
            <text:p>Vestbygdvegen 150</text:p>
          </table:table-cell>
          <table:table-cell office:value-type="float" office:value="2743">
            <text:p>2743</text:p>
          </table:table-cell>
          <table:table-cell office:value-type="string">
            <text:p>HARESTUA</text:p>
          </table:table-cell>
          <table:table-cell office:value-type="string">
            <text:p>5B</text:p>
          </table:table-cell>
          <table:table-cell office:value-type="string">
            <text:p>Lise Bjertnæs Holt </text:p>
          </table:table-cell>
          <table:table-cell office:value-type="string">
            <text:p>Hermansen</text:p>
          </table:table-cell>
          <table:table-cell office:value-type="string">
            <text:p>Håkon</text:p>
          </table:table-cell>
          <table:table-cell office:value-type="float" office:value="90555770">
            <text:p>90555770</text:p>
          </table:table-cell>
          <table:table-cell table:number-columns-repeated="2"/>
          <table:table-cell office:value-type="string">
            <text:p>haaherma@online.no</text:p>
          </table:table-cell>
          <table:table-cell office:value-type="string">
            <text:p>Hermansen</text:p>
          </table:table-cell>
          <table:table-cell office:value-type="string">
            <text:p>Anita Lippert</text:p>
          </table:table-cell>
          <table:table-cell office:value-type="float" office:value="97682595">
            <text:p>97682595</text:p>
          </table:table-cell>
          <table:table-cell office:value-type="float" office:value="61323050">
            <text:p>61323050</text:p>
          </table:table-cell>
          <table:table-cell/>
          <table:table-cell office:value-type="string">
            <text:p>anitalippher@gmail.com</text:p>
          </table:table-cell>
          <table:table-cell table:number-columns-repeated="1003"/>
        </table:table-row>
        <table:table-row table:style-name="ro1">
          <table:table-cell office:value-type="string">
            <text:p>Jacobsen</text:p>
          </table:table-cell>
          <table:table-cell office:value-type="string">
            <text:p>Nikolai</text:p>
          </table:table-cell>
          <table:table-cell office:value-type="date" office:date-value="2004-01-24">
            <text:p>24.01.2004</text:p>
          </table:table-cell>
          <table:table-cell office:value-type="string">
            <text:p>Gutt</text:p>
          </table:table-cell>
          <table:table-cell office:value-type="string">
            <text:p>Klemmavegen 21 A</text:p>
          </table:table-cell>
          <table:table-cell office:value-type="float" office:value="2743">
            <text:p>2743</text:p>
          </table:table-cell>
          <table:table-cell office:value-type="string">
            <text:p>HARESTUA</text:p>
          </table:table-cell>
          <table:table-cell office:value-type="string">
            <text:p>5A</text:p>
          </table:table-cell>
          <table:table-cell office:value-type="string">
            <text:p>Andreas Mamen </text:p>
          </table:table-cell>
          <table:table-cell office:value-type="string">
            <text:p>Jacobsen</text:p>
          </table:table-cell>
          <table:table-cell office:value-type="string">
            <text:p>Thomas</text:p>
          </table:table-cell>
          <table:table-cell office:value-type="float" office:value="90131316">
            <text:p>90131316</text:p>
          </table:table-cell>
          <table:table-cell table:number-columns-repeated="2"/>
          <table:table-cell office:value-type="string">
            <text:p>thomas@thjacobsen.no</text:p>
          </table:table-cell>
          <table:table-cell office:value-type="string">
            <text:p>Jacobsen</text:p>
          </table:table-cell>
          <table:table-cell office:value-type="string">
            <text:p>Hilde Merete</text:p>
          </table:table-cell>
          <table:table-cell office:value-type="float" office:value="99511916">
            <text:p>99511916</text:p>
          </table:table-cell>
          <table:table-cell/>
          <table:table-cell office:value-type="float" office:value="61321961">
            <text:p>61321961</text:p>
          </table:table-cell>
          <table:table-cell office:value-type="string">
            <text:p>hilde_jac@me.com</text:p>
          </table:table-cell>
          <table:table-cell table:number-columns-repeated="1003"/>
        </table:table-row>
        <table:table-row table:style-name="ro1">
          <table:table-cell office:value-type="string">
            <text:p>Johansen</text:p>
          </table:table-cell>
          <table:table-cell office:value-type="string">
            <text:p>Maren Lien</text:p>
          </table:table-cell>
          <table:table-cell office:value-type="date" office:date-value="2004-09-07">
            <text:p>07.09.2004</text:p>
          </table:table-cell>
          <table:table-cell office:value-type="string">
            <text:p>Jente</text:p>
          </table:table-cell>
          <table:table-cell office:value-type="string">
            <text:p>Observatorievegen 9</text:p>
          </table:table-cell>
          <table:table-cell office:value-type="float" office:value="2743">
            <text:p>2743</text:p>
          </table:table-cell>
          <table:table-cell office:value-type="string">
            <text:p>HARESTUA</text:p>
          </table:table-cell>
          <table:table-cell office:value-type="string">
            <text:p>5B</text:p>
          </table:table-cell>
          <table:table-cell office:value-type="string">
            <text:p>Lise Bjertnæs Holt </text:p>
          </table:table-cell>
          <table:table-cell office:value-type="string">
            <text:p>Johansen</text:p>
          </table:table-cell>
          <table:table-cell office:value-type="string">
            <text:p>Thomas</text:p>
          </table:table-cell>
          <table:table-cell office:value-type="float" office:value="95935858">
            <text:p>95935858</text:p>
          </table:table-cell>
          <table:table-cell table:number-columns-repeated="2"/>
          <table:table-cell office:value-type="string">
            <text:p>tho-jo6@online.no</text:p>
          </table:table-cell>
          <table:table-cell office:value-type="string">
            <text:p>Lien</text:p>
          </table:table-cell>
          <table:table-cell office:value-type="string">
            <text:p>Anne Lise</text:p>
          </table:table-cell>
          <table:table-cell office:value-type="float" office:value="97663499">
            <text:p>97663499</text:p>
          </table:table-cell>
          <table:table-cell/>
          <table:table-cell office:value-type="float" office:value="61323919">
            <text:p>61323919</text:p>
          </table:table-cell>
          <table:table-cell office:value-type="string">
            <text:p>anneliselien@hotmail.com</text:p>
          </table:table-cell>
          <table:table-cell table:number-columns-repeated="1003"/>
        </table:table-row>
        <table:table-row table:style-name="ro1">
          <table:table-cell office:value-type="string">
            <text:p>Johansen</text:p>
          </table:table-cell>
          <table:table-cell office:value-type="string">
            <text:p>Herman Lien</text:p>
          </table:table-cell>
          <table:table-cell office:value-type="date" office:date-value="2004-09-07">
            <text:p>07.09.2004</text:p>
          </table:table-cell>
          <table:table-cell office:value-type="string">
            <text:p>Gutt</text:p>
          </table:table-cell>
          <table:table-cell office:value-type="string">
            <text:p>Observatorievegen 9</text:p>
          </table:table-cell>
          <table:table-cell office:value-type="float" office:value="2743">
            <text:p>2743</text:p>
          </table:table-cell>
          <table:table-cell office:value-type="string">
            <text:p>HARESTUA</text:p>
          </table:table-cell>
          <table:table-cell office:value-type="string">
            <text:p>5B</text:p>
          </table:table-cell>
          <table:table-cell office:value-type="string">
            <text:p>Lise Bjertnæs Holt </text:p>
          </table:table-cell>
          <table:table-cell office:value-type="string">
            <text:p>Johansen</text:p>
          </table:table-cell>
          <table:table-cell office:value-type="string">
            <text:p>Thomas</text:p>
          </table:table-cell>
          <table:table-cell office:value-type="float" office:value="95935858">
            <text:p>95935858</text:p>
          </table:table-cell>
          <table:table-cell table:number-columns-repeated="2"/>
          <table:table-cell office:value-type="string">
            <text:p>tho-jo6@online.no</text:p>
          </table:table-cell>
          <table:table-cell office:value-type="string">
            <text:p>Lien</text:p>
          </table:table-cell>
          <table:table-cell office:value-type="string">
            <text:p>Anne Lise</text:p>
          </table:table-cell>
          <table:table-cell office:value-type="float" office:value="97663499">
            <text:p>97663499</text:p>
          </table:table-cell>
          <table:table-cell/>
          <table:table-cell office:value-type="float" office:value="61323919">
            <text:p>61323919</text:p>
          </table:table-cell>
          <table:table-cell office:value-type="string">
            <text:p>anneliselien@hotmail.com</text:p>
          </table:table-cell>
          <table:table-cell table:number-columns-repeated="1003"/>
        </table:table-row>
        <table:table-row table:style-name="ro1">
          <table:table-cell office:value-type="string">
            <text:p>Kjølsø</text:p>
          </table:table-cell>
          <table:table-cell office:value-type="string">
            <text:p>Jonas</text:p>
          </table:table-cell>
          <table:table-cell office:value-type="date" office:date-value="2004-06-07">
            <text:p>07.06.2004</text:p>
          </table:table-cell>
          <table:table-cell office:value-type="string">
            <text:p>Gutt</text:p>
          </table:table-cell>
          <table:table-cell office:value-type="string">
            <text:p>Tyttebærstien 13</text:p>
          </table:table-cell>
          <table:table-cell office:value-type="float" office:value="2743">
            <text:p>2743</text:p>
          </table:table-cell>
          <table:table-cell office:value-type="string">
            <text:p>HARESTUA</text:p>
          </table:table-cell>
          <table:table-cell office:value-type="string">
            <text:p>5B</text:p>
          </table:table-cell>
          <table:table-cell office:value-type="string">
            <text:p>Lise Bjertnæs Holt </text:p>
          </table:table-cell>
          <table:table-cell office:value-type="string">
            <text:p>Kjølsø</text:p>
          </table:table-cell>
          <table:table-cell office:value-type="string">
            <text:p>Morten Egil</text:p>
          </table:table-cell>
          <table:table-cell office:value-type="float" office:value="90883862">
            <text:p>90883862</text:p>
          </table:table-cell>
          <table:table-cell table:number-columns-repeated="2"/>
          <table:table-cell office:value-type="string">
            <text:p>morten@kjolso.com</text:p>
          </table:table-cell>
          <table:table-cell office:value-type="string">
            <text:p>Kjølsø</text:p>
          </table:table-cell>
          <table:table-cell office:value-type="string">
            <text:p>Katrine Sjevelås</text:p>
          </table:table-cell>
          <table:table-cell office:value-type="float" office:value="99641148">
            <text:p>99641148</text:p>
          </table:table-cell>
          <table:table-cell table:number-columns-repeated="2"/>
          <table:table-cell office:value-type="string">
            <text:p>katrine@kjolso.com</text:p>
          </table:table-cell>
          <table:table-cell table:number-columns-repeated="1003"/>
        </table:table-row>
        <table:table-row table:style-name="ro1">
          <table:table-cell office:value-type="string">
            <text:p>Kristiansen</text:p>
          </table:table-cell>
          <table:table-cell office:value-type="string">
            <text:p>Sebastian</text:p>
          </table:table-cell>
          <table:table-cell office:value-type="date" office:date-value="2004-09-23">
            <text:p>23.09.2004</text:p>
          </table:table-cell>
          <table:table-cell office:value-type="string">
            <text:p>Gutt</text:p>
          </table:table-cell>
          <table:table-cell office:value-type="string">
            <text:p>Stubbengvegen 27</text:p>
          </table:table-cell>
          <table:table-cell office:value-type="float" office:value="2743">
            <text:p>2743</text:p>
          </table:table-cell>
          <table:table-cell office:value-type="string">
            <text:p>HARESTUA</text:p>
          </table:table-cell>
          <table:table-cell office:value-type="string">
            <text:p>5A</text:p>
          </table:table-cell>
          <table:table-cell office:value-type="string">
            <text:p>Andreas Mamen </text:p>
          </table:table-cell>
          <table:table-cell office:value-type="string">
            <text:p>Kristiansen</text:p>
          </table:table-cell>
          <table:table-cell office:value-type="string">
            <text:p>Sigurd Buan</text:p>
          </table:table-cell>
          <table:table-cell office:value-type="float" office:value="48072001">
            <text:p>48072001</text:p>
          </table:table-cell>
          <table:table-cell table:number-columns-repeated="2"/>
          <table:table-cell office:value-type="string">
            <text:p>sigurd@lynnebakken.no</text:p>
          </table:table-cell>
          <table:table-cell office:value-type="string">
            <text:p>Snellingen</text:p>
          </table:table-cell>
          <table:table-cell office:value-type="string">
            <text:p>Stine</text:p>
          </table:table-cell>
          <table:table-cell office:value-type="float" office:value="95772713">
            <text:p>95772713</text:p>
          </table:table-cell>
          <table:table-cell office:value-type="float" office:value="61319930">
            <text:p>61319930</text:p>
          </table:table-cell>
          <table:table-cell/>
          <table:table-cell office:value-type="string">
            <text:p>stine@okonomi-konsulentservice.no</text:p>
          </table:table-cell>
          <table:table-cell table:number-columns-repeated="1003"/>
        </table:table-row>
        <table:table-row table:style-name="ro1">
          <table:table-cell office:value-type="string">
            <text:p>Kveum</text:p>
          </table:table-cell>
          <table:table-cell office:value-type="string">
            <text:p>Madelen</text:p>
          </table:table-cell>
          <table:table-cell office:value-type="date" office:date-value="2004-08-15">
            <text:p>15.08.2004</text:p>
          </table:table-cell>
          <table:table-cell office:value-type="string">
            <text:p>Jente</text:p>
          </table:table-cell>
          <table:table-cell office:value-type="string">
            <text:p>Stubbengvegen 34</text:p>
          </table:table-cell>
          <table:table-cell office:value-type="float" office:value="2743">
            <text:p>2743</text:p>
          </table:table-cell>
          <table:table-cell office:value-type="string">
            <text:p>HARESTUA</text:p>
          </table:table-cell>
          <table:table-cell office:value-type="string">
            <text:p>5A</text:p>
          </table:table-cell>
          <table:table-cell office:value-type="string">
            <text:p>Andreas Mamen </text:p>
          </table:table-cell>
          <table:table-cell office:value-type="string">
            <text:p>Kveum</text:p>
          </table:table-cell>
          <table:table-cell office:value-type="string">
            <text:p>Lasse</text:p>
          </table:table-cell>
          <table:table-cell office:value-type="float" office:value="98440707">
            <text:p>98440707</text:p>
          </table:table-cell>
          <table:table-cell table:number-columns-repeated="2"/>
          <table:table-cell office:value-type="string">
            <text:p>lkveum@online.no</text:p>
          </table:table-cell>
          <table:table-cell office:value-type="string">
            <text:p>Kveum</text:p>
          </table:table-cell>
          <table:table-cell office:value-type="string">
            <text:p>Maria Ashwini Heggen</text:p>
          </table:table-cell>
          <table:table-cell office:value-type="float" office:value="93452272">
            <text:p>93452272</text:p>
          </table:table-cell>
          <table:table-cell/>
          <table:table-cell office:value-type="float" office:value="61322199">
            <text:p>61322199</text:p>
          </table:table-cell>
          <table:table-cell office:value-type="string">
            <text:p>mkveum@broadpark.no</text:p>
          </table:table-cell>
          <table:table-cell table:number-columns-repeated="1003"/>
        </table:table-row>
        <table:table-row table:style-name="ro1">
          <table:table-cell office:value-type="string">
            <text:p>Kühle-Gotovac</text:p>
          </table:table-cell>
          <table:table-cell office:value-type="string">
            <text:p>Tom</text:p>
          </table:table-cell>
          <table:table-cell office:value-type="date" office:date-value="2004-03-24">
            <text:p>24.03.2004</text:p>
          </table:table-cell>
          <table:table-cell office:value-type="string">
            <text:p>Gutt</text:p>
          </table:table-cell>
          <table:table-cell office:value-type="string">
            <text:p>Sørlivegen 91 A</text:p>
          </table:table-cell>
          <table:table-cell office:value-type="float" office:value="2743">
            <text:p>2743</text:p>
          </table:table-cell>
          <table:table-cell office:value-type="string">
            <text:p>HARESTUA</text:p>
          </table:table-cell>
          <table:table-cell office:value-type="string">
            <text:p>5B</text:p>
          </table:table-cell>
          <table:table-cell office:value-type="string">
            <text:p>Lise Bjertnæs Holt </text:p>
          </table:table-cell>
          <table:table-cell office:value-type="string">
            <text:p>Kühle-Gotovac</text:p>
          </table:table-cell>
          <table:table-cell office:value-type="string">
            <text:p>Dag Ulrik</text:p>
          </table:table-cell>
          <table:table-cell office:value-type="float" office:value="46969109">
            <text:p>46969109</text:p>
          </table:table-cell>
          <table:table-cell office:value-type="float" office:value="22129304">
            <text:p>22129304</text:p>
          </table:table-cell>
          <table:table-cell office:value-type="float" office:value="61323137">
            <text:p>61323137</text:p>
          </table:table-cell>
          <table:table-cell office:value-type="string">
            <text:p>dkg@nobel.no</text:p>
          </table:table-cell>
          <table:table-cell office:value-type="string">
            <text:p>Kühle-Gotovac</text:p>
          </table:table-cell>
          <table:table-cell office:value-type="string">
            <text:p>Marija</text:p>
          </table:table-cell>
          <table:table-cell office:value-type="float" office:value="46616878">
            <text:p>46616878</text:p>
          </table:table-cell>
          <table:table-cell/>
          <table:table-cell office:value-type="float" office:value="61323137">
            <text:p>61323137</text:p>
          </table:table-cell>
          <table:table-cell office:value-type="string">
            <text:p>makuh@bufetat.no</text:p>
          </table:table-cell>
          <table:table-cell table:number-columns-repeated="1003"/>
        </table:table-row>
        <table:table-row table:style-name="ro1">
          <table:table-cell office:value-type="string">
            <text:p>Larsen</text:p>
          </table:table-cell>
          <table:table-cell office:value-type="string">
            <text:p>Hanne Melbye</text:p>
          </table:table-cell>
          <table:table-cell office:value-type="date" office:date-value="2004-10-25">
            <text:p>25.10.2004</text:p>
          </table:table-cell>
          <table:table-cell office:value-type="string">
            <text:p>Jente</text:p>
          </table:table-cell>
          <table:table-cell office:value-type="string">
            <text:p>Månevegen 6</text:p>
          </table:table-cell>
          <table:table-cell office:value-type="float" office:value="2743">
            <text:p>2743</text:p>
          </table:table-cell>
          <table:table-cell office:value-type="string">
            <text:p>HARESTUA</text:p>
          </table:table-cell>
          <table:table-cell office:value-type="string">
            <text:p>5B</text:p>
          </table:table-cell>
          <table:table-cell office:value-type="string">
            <text:p>Lise Bjertnæs Holt </text:p>
          </table:table-cell>
          <table:table-cell office:value-type="string">
            <text:p>Melbye</text:p>
          </table:table-cell>
          <table:table-cell office:value-type="string">
            <text:p>Helene</text:p>
          </table:table-cell>
          <table:table-cell office:value-type="float" office:value="97531665">
            <text:p>97531665</text:p>
          </table:table-cell>
          <table:table-cell office:value-type="float" office:value="67067710">
            <text:p>67067710</text:p>
          </table:table-cell>
          <table:table-cell/>
          <table:table-cell office:value-type="string">
            <text:p>helemel77@gmail.com</text:p>
          </table:table-cell>
          <table:table-cell office:value-type="string">
            <text:p>Larsen</text:p>
          </table:table-cell>
          <table:table-cell office:value-type="string">
            <text:p>Terje</text:p>
          </table:table-cell>
          <table:table-cell office:value-type="float" office:value="97978798">
            <text:p>97978798</text:p>
          </table:table-cell>
          <table:table-cell table:number-columns-repeated="2"/>
          <table:table-cell office:value-type="string">
            <text:p>terje@tlelektro.no</text:p>
          </table:table-cell>
          <table:table-cell table:number-columns-repeated="1003"/>
        </table:table-row>
        <table:table-row table:style-name="ro1">
          <table:table-cell office:value-type="string">
            <text:p>Magnetun</text:p>
          </table:table-cell>
          <table:table-cell office:value-type="string">
            <text:p>Thomas Lien</text:p>
          </table:table-cell>
          <table:table-cell office:value-type="date" office:date-value="2004-02-18">
            <text:p>18.02.2004</text:p>
          </table:table-cell>
          <table:table-cell office:value-type="string">
            <text:p>Gutt</text:p>
          </table:table-cell>
          <table:table-cell office:value-type="string">
            <text:p>Karimoen 6</text:p>
          </table:table-cell>
          <table:table-cell office:value-type="float" office:value="2743">
            <text:p>2743</text:p>
          </table:table-cell>
          <table:table-cell office:value-type="string">
            <text:p>HARESTUA</text:p>
          </table:table-cell>
          <table:table-cell office:value-type="string">
            <text:p>5B</text:p>
          </table:table-cell>
          <table:table-cell office:value-type="string">
            <text:p>Lise Bjertnæs Holt </text:p>
          </table:table-cell>
          <table:table-cell office:value-type="string">
            <text:p>Lien</text:p>
          </table:table-cell>
          <table:table-cell office:value-type="string">
            <text:p>Vibeke</text:p>
          </table:table-cell>
          <table:table-cell office:value-type="float" office:value="98422670">
            <text:p>98422670</text:p>
          </table:table-cell>
          <table:table-cell office:value-type="float" office:value="61313260">
            <text:p>61313260</text:p>
          </table:table-cell>
          <table:table-cell/>
          <table:table-cell office:value-type="string">
            <text:p>vibe.lien@hotmail.com</text:p>
          </table:table-cell>
          <table:table-cell office:value-type="string">
            <text:p>Magnetun</text:p>
          </table:table-cell>
          <table:table-cell office:value-type="string">
            <text:p>Morten</text:p>
          </table:table-cell>
          <table:table-cell office:value-type="float" office:value="94843818">
            <text:p>94843818</text:p>
          </table:table-cell>
          <table:table-cell table:number-columns-repeated="2"/>
          <table:table-cell office:value-type="string">
            <text:p>magnetun.morten@gmail.com</text:p>
          </table:table-cell>
          <table:table-cell table:number-columns-repeated="1003"/>
        </table:table-row>
        <table:table-row table:style-name="ro1">
          <table:table-cell office:value-type="string">
            <text:p>Milewska</text:p>
          </table:table-cell>
          <table:table-cell office:value-type="string">
            <text:p>Noemi</text:p>
          </table:table-cell>
          <table:table-cell office:value-type="date" office:date-value="2004-08-20">
            <text:p>20.08.2004</text:p>
          </table:table-cell>
          <table:table-cell office:value-type="string">
            <text:p>Jente</text:p>
          </table:table-cell>
          <table:table-cell office:value-type="string">
            <text:p>Strykenenga 26</text:p>
          </table:table-cell>
          <table:table-cell office:value-type="float" office:value="2743">
            <text:p>2743</text:p>
          </table:table-cell>
          <table:table-cell office:value-type="string">
            <text:p>HARESTUA</text:p>
          </table:table-cell>
          <table:table-cell office:value-type="string">
            <text:p>5A</text:p>
          </table:table-cell>
          <table:table-cell office:value-type="string">
            <text:p>Andreas Mamen </text:p>
          </table:table-cell>
          <table:table-cell office:value-type="string">
            <text:p>Milewska</text:p>
          </table:table-cell>
          <table:table-cell office:value-type="string">
            <text:p>Sylwia</text:p>
          </table:table-cell>
          <table:table-cell office:value-type="float" office:value="93928346">
            <text:p>93928346</text:p>
          </table:table-cell>
          <table:table-cell table:number-columns-repeated="2"/>
          <table:table-cell office:value-type="string">
            <text:p>husmil@hotmail.com</text:p>
          </table:table-cell>
          <table:table-cell office:value-type="string">
            <text:p>Milewski</text:p>
          </table:table-cell>
          <table:table-cell office:value-type="string">
            <text:p>Marek</text:p>
          </table:table-cell>
          <table:table-cell office:value-type="float" office:value="90560078">
            <text:p>90560078</text:p>
          </table:table-cell>
          <table:table-cell table:number-columns-repeated="1006"/>
        </table:table-row>
        <table:table-row table:style-name="ro1">
          <table:table-cell office:value-type="string">
            <text:p>Nilsen</text:p>
          </table:table-cell>
          <table:table-cell office:value-type="string">
            <text:p>Simen Baläs</text:p>
          </table:table-cell>
          <table:table-cell office:value-type="date" office:date-value="2004-01-24">
            <text:p>24.01.2004</text:p>
          </table:table-cell>
          <table:table-cell office:value-type="string">
            <text:p>Gutt</text:p>
          </table:table-cell>
          <table:table-cell office:value-type="string">
            <text:p>Observatorievegen 27</text:p>
          </table:table-cell>
          <table:table-cell office:value-type="float" office:value="2743">
            <text:p>2743</text:p>
          </table:table-cell>
          <table:table-cell office:value-type="string">
            <text:p>HARESTUA</text:p>
          </table:table-cell>
          <table:table-cell office:value-type="string">
            <text:p>5B</text:p>
          </table:table-cell>
          <table:table-cell office:value-type="string">
            <text:p>Lise Bjertnæs Holt </text:p>
          </table:table-cell>
          <table:table-cell office:value-type="string">
            <text:p>Andersen</text:p>
          </table:table-cell>
          <table:table-cell office:value-type="string">
            <text:p>Vibeke Baläs</text:p>
          </table:table-cell>
          <table:table-cell office:value-type="float" office:value="95862628">
            <text:p>95862628</text:p>
          </table:table-cell>
          <table:table-cell office:value-type="float" office:value="22119165">
            <text:p>22119165</text:p>
          </table:table-cell>
          <table:table-cell office:value-type="float" office:value="61319406">
            <text:p>61319406</text:p>
          </table:table-cell>
          <table:table-cell office:value-type="string">
            <text:p>uxvila@uus.no</text:p>
          </table:table-cell>
          <table:table-cell office:value-type="string">
            <text:p>Nilsen</text:p>
          </table:table-cell>
          <table:table-cell office:value-type="string">
            <text:p>Freddy Kristian</text:p>
          </table:table-cell>
          <table:table-cell office:value-type="float" office:value="90183248">
            <text:p>90183248</text:p>
          </table:table-cell>
          <table:table-cell office:value-type="float" office:value="22230670">
            <text:p>22230670</text:p>
          </table:table-cell>
          <table:table-cell/>
          <table:table-cell office:value-type="string">
            <text:p>frnilse@online.no</text:p>
          </table:table-cell>
          <table:table-cell table:number-columns-repeated="1003"/>
        </table:table-row>
        <table:table-row table:style-name="ro1">
          <table:table-cell office:value-type="string">
            <text:p>Ordenes-Kolstad</text:p>
          </table:table-cell>
          <table:table-cell office:value-type="string">
            <text:p>David Osvaldo</text:p>
          </table:table-cell>
          <table:table-cell office:value-type="date" office:date-value="2004-01-07">
            <text:p>07.01.2004</text:p>
          </table:table-cell>
          <table:table-cell office:value-type="string">
            <text:p>Gutt</text:p>
          </table:table-cell>
          <table:table-cell office:value-type="string">
            <text:p>Karimoen 30 B</text:p>
          </table:table-cell>
          <table:table-cell office:value-type="float" office:value="2743">
            <text:p>2743</text:p>
          </table:table-cell>
          <table:table-cell office:value-type="string">
            <text:p>HARESTUA</text:p>
          </table:table-cell>
          <table:table-cell office:value-type="string">
            <text:p>5A</text:p>
          </table:table-cell>
          <table:table-cell office:value-type="string">
            <text:p>Andreas Mamen </text:p>
          </table:table-cell>
          <table:table-cell office:value-type="string">
            <text:p>Kolstad</text:p>
          </table:table-cell>
          <table:table-cell office:value-type="string">
            <text:p>Anne Berit</text:p>
          </table:table-cell>
          <table:table-cell office:value-type="float" office:value="48240249">
            <text:p>48240249</text:p>
          </table:table-cell>
          <table:table-cell office:value-type="float" office:value="22994500">
            <text:p>22994500</text:p>
          </table:table-cell>
          <table:table-cell office:value-type="float" office:value="61320149">
            <text:p>61320149</text:p>
          </table:table-cell>
          <table:table-cell office:value-type="string">
            <text:p>anne.berit.kolstad@hebb.no</text:p>
          </table:table-cell>
          <table:table-cell office:value-type="string">
            <text:p>Ordenes</text:p>
          </table:table-cell>
          <table:table-cell office:value-type="string">
            <text:p>Raul Rigoberto</text:p>
          </table:table-cell>
          <table:table-cell office:value-type="float" office:value="41351825">
            <text:p>41351825</text:p>
          </table:table-cell>
          <table:table-cell/>
          <table:table-cell office:value-type="float" office:value="61320149">
            <text:p>61320149</text:p>
          </table:table-cell>
          <table:table-cell table:number-columns-repeated="1004"/>
        </table:table-row>
        <table:table-row table:style-name="ro1">
          <table:table-cell office:value-type="string">
            <text:p>Robinson</text:p>
          </table:table-cell>
          <table:table-cell office:value-type="string">
            <text:p>Amanda Renee</text:p>
          </table:table-cell>
          <table:table-cell office:value-type="date" office:date-value="2004-04-13">
            <text:p>13.04.2004</text:p>
          </table:table-cell>
          <table:table-cell office:value-type="string">
            <text:p>Jente</text:p>
          </table:table-cell>
          <table:table-cell office:value-type="string">
            <text:p>Kloppavegen 6</text:p>
          </table:table-cell>
          <table:table-cell office:value-type="float" office:value="2743">
            <text:p>2743</text:p>
          </table:table-cell>
          <table:table-cell office:value-type="string">
            <text:p>HARESTUA</text:p>
          </table:table-cell>
          <table:table-cell office:value-type="string">
            <text:p>5A</text:p>
          </table:table-cell>
          <table:table-cell office:value-type="string">
            <text:p>Andreas Mamen </text:p>
          </table:table-cell>
          <table:table-cell office:value-type="string">
            <text:p>Robinson</text:p>
          </table:table-cell>
          <table:table-cell office:value-type="string">
            <text:p>Thomas Michael</text:p>
          </table:table-cell>
          <table:table-cell office:value-type="float" office:value="47832522">
            <text:p>47832522</text:p>
          </table:table-cell>
          <table:table-cell table:number-columns-repeated="2"/>
          <table:table-cell office:value-type="string">
            <text:p>tmrobinson1961@hotmail.com</text:p>
          </table:table-cell>
          <table:table-cell office:value-type="string">
            <text:p>Robinson</text:p>
          </table:table-cell>
          <table:table-cell office:value-type="string">
            <text:p>Nina Cathrin Belseth</text:p>
          </table:table-cell>
          <table:table-cell office:value-type="float" office:value="97774483">
            <text:p>97774483</text:p>
          </table:table-cell>
          <table:table-cell table:number-columns-repeated="2"/>
          <table:table-cell office:value-type="string">
            <text:p>njatrob@hotmail.com</text:p>
          </table:table-cell>
          <table:table-cell table:number-columns-repeated="1003"/>
        </table:table-row>
        <table:table-row table:style-name="ro1">
          <table:table-cell office:value-type="string">
            <text:p>Rogneby-Sætrang</text:p>
          </table:table-cell>
          <table:table-cell office:value-type="string">
            <text:p>Vilde</text:p>
          </table:table-cell>
          <table:table-cell office:value-type="date" office:date-value="2004-09-16">
            <text:p>16.09.2004</text:p>
          </table:table-cell>
          <table:table-cell office:value-type="string">
            <text:p>Jente</text:p>
          </table:table-cell>
          <table:table-cell office:value-type="string">
            <text:p>Ormputtvegen 8</text:p>
          </table:table-cell>
          <table:table-cell office:value-type="float" office:value="2743">
            <text:p>2743</text:p>
          </table:table-cell>
          <table:table-cell office:value-type="string">
            <text:p>HARESTUA</text:p>
          </table:table-cell>
          <table:table-cell office:value-type="string">
            <text:p>5B</text:p>
          </table:table-cell>
          <table:table-cell office:value-type="string">
            <text:p>Lise Bjertnæs Holt </text:p>
          </table:table-cell>
          <table:table-cell office:value-type="string">
            <text:p>Sætrang</text:p>
          </table:table-cell>
          <table:table-cell office:value-type="string">
            <text:p>Geir</text:p>
          </table:table-cell>
          <table:table-cell office:value-type="float" office:value="92067228">
            <text:p>92067228</text:p>
          </table:table-cell>
          <table:table-cell/>
          <table:table-cell office:value-type="float" office:value="61323857">
            <text:p>61323857</text:p>
          </table:table-cell>
          <table:table-cell/>
          <table:table-cell office:value-type="string">
            <text:p>Rogneby</text:p>
          </table:table-cell>
          <table:table-cell office:value-type="string">
            <text:p>Ane Gry</text:p>
          </table:table-cell>
          <table:table-cell office:value-type="float" office:value="95138196">
            <text:p>95138196</text:p>
          </table:table-cell>
          <table:table-cell/>
          <table:table-cell office:value-type="float" office:value="61323857">
            <text:p>61323857</text:p>
          </table:table-cell>
          <table:table-cell office:value-type="string">
            <text:p>ane.gry.rogneby@hebb.no</text:p>
          </table:table-cell>
          <table:table-cell table:number-columns-repeated="1003"/>
        </table:table-row>
        <table:table-row table:style-name="ro1">
          <table:table-cell office:value-type="string">
            <text:p>Sahlin Arnkvaern</text:p>
          </table:table-cell>
          <table:table-cell office:value-type="string">
            <text:p>Malte</text:p>
          </table:table-cell>
          <table:table-cell office:value-type="date" office:date-value="2004-10-03">
            <text:p>03.10.2004</text:p>
          </table:table-cell>
          <table:table-cell office:value-type="string">
            <text:p>Gutt</text:p>
          </table:table-cell>
          <table:table-cell office:value-type="string">
            <text:p>Karimoen 27</text:p>
          </table:table-cell>
          <table:table-cell office:value-type="float" office:value="2743">
            <text:p>2743</text:p>
          </table:table-cell>
          <table:table-cell office:value-type="string">
            <text:p>HARESTUA</text:p>
          </table:table-cell>
          <table:table-cell office:value-type="string">
            <text:p>5A</text:p>
          </table:table-cell>
          <table:table-cell office:value-type="string">
            <text:p>Andreas Mamen </text:p>
          </table:table-cell>
          <table:table-cell office:value-type="string">
            <text:p>Sahlin</text:p>
          </table:table-cell>
          <table:table-cell office:value-type="string">
            <text:p>Charlotte</text:p>
          </table:table-cell>
          <table:table-cell office:value-type="float" office:value="98138197">
            <text:p>98138197</text:p>
          </table:table-cell>
          <table:table-cell/>
          <table:table-cell office:value-type="float" office:value="41220568">
            <text:p>41220568</text:p>
          </table:table-cell>
          <table:table-cell office:value-type="string">
            <text:p>charlotte.sahlin@yahoo.no</text:p>
          </table:table-cell>
          <table:table-cell office:value-type="string">
            <text:p>Arnkværn</text:p>
          </table:table-cell>
          <table:table-cell office:value-type="string">
            <text:p>Ulvar</text:p>
          </table:table-cell>
          <table:table-cell office:value-type="float" office:value="41220568">
            <text:p>41220568</text:p>
          </table:table-cell>
          <table:table-cell/>
          <table:table-cell office:value-type="float" office:value="41220568">
            <text:p>41220568</text:p>
          </table:table-cell>
          <table:table-cell office:value-type="string">
            <text:p>ulvar.arnkvarn@greenpeace.org</text:p>
          </table:table-cell>
          <table:table-cell table:number-columns-repeated="1003"/>
        </table:table-row>
        <table:table-row table:style-name="ro1">
          <table:table-cell office:value-type="string">
            <text:p>Skipperud</text:p>
          </table:table-cell>
          <table:table-cell office:value-type="string">
            <text:p>Marion Bergersen</text:p>
          </table:table-cell>
          <table:table-cell office:value-type="date" office:date-value="2004-05-25">
            <text:p>25.05.2004</text:p>
          </table:table-cell>
          <table:table-cell office:value-type="string">
            <text:p>Jente</text:p>
          </table:table-cell>
          <table:table-cell office:value-type="string">
            <text:p>Klemmavegen 20</text:p>
          </table:table-cell>
          <table:table-cell office:value-type="float" office:value="2743">
            <text:p>2743</text:p>
          </table:table-cell>
          <table:table-cell office:value-type="string">
            <text:p>HARESTUA</text:p>
          </table:table-cell>
          <table:table-cell office:value-type="string">
            <text:p>5A</text:p>
          </table:table-cell>
          <table:table-cell office:value-type="string">
            <text:p>Andreas Mamen </text:p>
          </table:table-cell>
          <table:table-cell office:value-type="string">
            <text:p>Bergersen</text:p>
          </table:table-cell>
          <table:table-cell office:value-type="string">
            <text:p>Ann-Kristin</text:p>
          </table:table-cell>
          <table:table-cell office:value-type="float" office:value="91632595">
            <text:p>91632595</text:p>
          </table:table-cell>
          <table:table-cell/>
          <table:table-cell office:value-type="float" office:value="61324067">
            <text:p>61324067</text:p>
          </table:table-cell>
          <table:table-cell office:value-type="string">
            <text:p>akb@lunner.kommune.no</text:p>
          </table:table-cell>
          <table:table-cell table:number-columns-repeated="1009"/>
        </table:table-row>
        <table:table-row table:style-name="ro1">
          <table:table-cell office:value-type="string">
            <text:p>Slåttsveen</text:p>
          </table:table-cell>
          <table:table-cell office:value-type="string">
            <text:p>Hedda Saaler</text:p>
          </table:table-cell>
          <table:table-cell office:value-type="date" office:date-value="2004-07-02">
            <text:p>02.07.2004</text:p>
          </table:table-cell>
          <table:table-cell office:value-type="string">
            <text:p>Jente</text:p>
          </table:table-cell>
          <table:table-cell office:value-type="string">
            <text:p>Tiuråsen 15</text:p>
          </table:table-cell>
          <table:table-cell office:value-type="float" office:value="2743">
            <text:p>2743</text:p>
          </table:table-cell>
          <table:table-cell office:value-type="string">
            <text:p>HARESTUA</text:p>
          </table:table-cell>
          <table:table-cell office:value-type="string">
            <text:p>5B</text:p>
          </table:table-cell>
          <table:table-cell office:value-type="string">
            <text:p>Lise Bjertnæs Holt </text:p>
          </table:table-cell>
          <table:table-cell office:value-type="string">
            <text:p>Slåttsveen</text:p>
          </table:table-cell>
          <table:table-cell office:value-type="string">
            <text:p>Stian Dahle</text:p>
          </table:table-cell>
          <table:table-cell office:value-type="float" office:value="48840840">
            <text:p>48840840</text:p>
          </table:table-cell>
          <table:table-cell table:number-columns-repeated="2"/>
          <table:table-cell office:value-type="string">
            <text:p>stian@aaland-transport.no</text:p>
          </table:table-cell>
          <table:table-cell office:value-type="string">
            <text:p>Nabben</text:p>
          </table:table-cell>
          <table:table-cell office:value-type="string">
            <text:p>Yvonne Saaler</text:p>
          </table:table-cell>
          <table:table-cell office:value-type="float" office:value="91655372">
            <text:p>91655372</text:p>
          </table:table-cell>
          <table:table-cell table:number-columns-repeated="2"/>
          <table:table-cell office:value-type="string">
            <text:p>ysn@jbv.no</text:p>
          </table:table-cell>
          <table:table-cell table:number-columns-repeated="1003"/>
        </table:table-row>
        <table:table-row table:style-name="ro1">
          <table:table-cell office:value-type="string">
            <text:p>Solstad</text:p>
          </table:table-cell>
          <table:table-cell office:value-type="string">
            <text:p>Marthe Kitty</text:p>
          </table:table-cell>
          <table:table-cell office:value-type="date" office:date-value="2004-05-31">
            <text:p>31.05.2004</text:p>
          </table:table-cell>
          <table:table-cell office:value-type="string">
            <text:p>Jente</text:p>
          </table:table-cell>
          <table:table-cell office:value-type="string">
            <text:p>Furumohaugen 1</text:p>
          </table:table-cell>
          <table:table-cell office:value-type="float" office:value="2743">
            <text:p>2743</text:p>
          </table:table-cell>
          <table:table-cell office:value-type="string">
            <text:p>HARESTUA</text:p>
          </table:table-cell>
          <table:table-cell office:value-type="string">
            <text:p>5A</text:p>
          </table:table-cell>
          <table:table-cell office:value-type="string">
            <text:p>Andreas Mamen </text:p>
          </table:table-cell>
          <table:table-cell office:value-type="string">
            <text:p>Solstad</text:p>
          </table:table-cell>
          <table:table-cell office:value-type="string">
            <text:p>Stig</text:p>
          </table:table-cell>
          <table:table-cell office:value-type="float" office:value="92294976">
            <text:p>92294976</text:p>
          </table:table-cell>
          <table:table-cell/>
          <table:table-cell office:value-type="float" office:value="61325716">
            <text:p>61325716</text:p>
          </table:table-cell>
          <table:table-cell/>
          <table:table-cell office:value-type="string">
            <text:p>Solstad</text:p>
          </table:table-cell>
          <table:table-cell office:value-type="string">
            <text:p>Jorunn Wold</text:p>
          </table:table-cell>
          <table:table-cell office:value-type="float" office:value="97959434">
            <text:p>97959434</text:p>
          </table:table-cell>
          <table:table-cell/>
          <table:table-cell office:value-type="float" office:value="61325716">
            <text:p>61325716</text:p>
          </table:table-cell>
          <table:table-cell office:value-type="string">
            <text:p>woljor@jbv.no</text:p>
          </table:table-cell>
          <table:table-cell table:number-columns-repeated="1003"/>
        </table:table-row>
        <table:table-row table:style-name="ro1">
          <table:table-cell office:value-type="string">
            <text:p>Stenbråten</text:p>
          </table:table-cell>
          <table:table-cell office:value-type="string">
            <text:p>Sean Andre W.</text:p>
          </table:table-cell>
          <table:table-cell office:value-type="date" office:date-value="2004-04-05">
            <text:p>05.04.2004</text:p>
          </table:table-cell>
          <table:table-cell office:value-type="string">
            <text:p>Gutt</text:p>
          </table:table-cell>
          <table:table-cell office:value-type="string">
            <text:p>Granittvegen 18 A</text:p>
          </table:table-cell>
          <table:table-cell office:value-type="float" office:value="2743">
            <text:p>2743</text:p>
          </table:table-cell>
          <table:table-cell office:value-type="string">
            <text:p>HARESTUA</text:p>
          </table:table-cell>
          <table:table-cell office:value-type="string">
            <text:p>5B</text:p>
          </table:table-cell>
          <table:table-cell office:value-type="string">
            <text:p>Lise Bjertnæs Holt </text:p>
          </table:table-cell>
          <table:table-cell office:value-type="string">
            <text:p>Stenbråten</text:p>
          </table:table-cell>
          <table:table-cell office:value-type="string">
            <text:p>Øivind</text:p>
          </table:table-cell>
          <table:table-cell office:value-type="float" office:value="90102079">
            <text:p>90102079</text:p>
          </table:table-cell>
          <table:table-cell/>
          <table:table-cell office:value-type="float" office:value="61326016">
            <text:p>61326016</text:p>
          </table:table-cell>
          <table:table-cell office:value-type="string">
            <text:p>stenbraten@hotmail.com</text:p>
          </table:table-cell>
          <table:table-cell table:number-columns-repeated="1009"/>
        </table:table-row>
        <table:table-row table:style-name="ro1">
          <table:table-cell office:value-type="string">
            <text:p>Stømer</text:p>
          </table:table-cell>
          <table:table-cell office:value-type="string">
            <text:p>Tarjei Lindseth</text:p>
          </table:table-cell>
          <table:table-cell office:value-type="date" office:date-value="2004-03-04">
            <text:p>04.03.2004</text:p>
          </table:table-cell>
          <table:table-cell office:value-type="string">
            <text:p>Gutt</text:p>
          </table:table-cell>
          <table:table-cell office:value-type="string">
            <text:p>Geiteramsen 8 A</text:p>
          </table:table-cell>
          <table:table-cell office:value-type="float" office:value="2743">
            <text:p>2743</text:p>
          </table:table-cell>
          <table:table-cell office:value-type="string">
            <text:p>HARESTUA</text:p>
          </table:table-cell>
          <table:table-cell office:value-type="string">
            <text:p>5A</text:p>
          </table:table-cell>
          <table:table-cell office:value-type="string">
            <text:p>Andreas Mamen </text:p>
          </table:table-cell>
          <table:table-cell office:value-type="string">
            <text:p>Stømer</text:p>
          </table:table-cell>
          <table:table-cell office:value-type="string">
            <text:p>Hilde Marie Lindseth</text:p>
          </table:table-cell>
          <table:table-cell office:value-type="float" office:value="45100093">
            <text:p>45100093</text:p>
          </table:table-cell>
          <table:table-cell office:value-type="float" office:value="23015651">
            <text:p>23015651</text:p>
          </table:table-cell>
          <table:table-cell/>
          <table:table-cell office:value-type="string">
            <text:p>hilde.stomer.hsm@gmail.com</text:p>
          </table:table-cell>
          <table:table-cell office:value-type="string">
            <text:p>Stømer</text:p>
          </table:table-cell>
          <table:table-cell office:value-type="string">
            <text:p>Sondre</text:p>
          </table:table-cell>
          <table:table-cell office:value-type="float" office:value="93014959">
            <text:p>93014959</text:p>
          </table:table-cell>
          <table:table-cell table:number-columns-repeated="2"/>
          <table:table-cell office:value-type="string">
            <text:p>sondre.stomer@klartsvar.no</text:p>
          </table:table-cell>
          <table:table-cell table:number-columns-repeated="1003"/>
        </table:table-row>
        <table:table-row table:style-name="ro1">
          <table:table-cell office:value-type="string">
            <text:p>Sørensen</text:p>
          </table:table-cell>
          <table:table-cell office:value-type="string">
            <text:p>Madelen Serine</text:p>
          </table:table-cell>
          <table:table-cell office:value-type="date" office:date-value="2004-05-30">
            <text:p>30.05.2004</text:p>
          </table:table-cell>
          <table:table-cell office:value-type="string">
            <text:p>Jente</text:p>
          </table:table-cell>
          <table:table-cell office:value-type="string">
            <text:p>Tyttebærstien 17</text:p>
          </table:table-cell>
          <table:table-cell office:value-type="float" office:value="2743">
            <text:p>2743</text:p>
          </table:table-cell>
          <table:table-cell office:value-type="string">
            <text:p>HARESTUA</text:p>
          </table:table-cell>
          <table:table-cell office:value-type="string">
            <text:p>5A</text:p>
          </table:table-cell>
          <table:table-cell office:value-type="string">
            <text:p>Andreas Mamen </text:p>
          </table:table-cell>
          <table:table-cell office:value-type="string">
            <text:p>Sørensen</text:p>
          </table:table-cell>
          <table:table-cell office:value-type="string">
            <text:p>Svein Magnus</text:p>
          </table:table-cell>
          <table:table-cell office:value-type="float" office:value="94138113">
            <text:p>94138113</text:p>
          </table:table-cell>
          <table:table-cell/>
          <table:table-cell office:value-type="float" office:value="61323374">
            <text:p>61323374</text:p>
          </table:table-cell>
          <table:table-cell office:value-type="string">
            <text:p>svein@adh.no</text:p>
          </table:table-cell>
          <table:table-cell office:value-type="string">
            <text:p>Sørensen</text:p>
          </table:table-cell>
          <table:table-cell office:value-type="string">
            <text:p>Bjørg Jannicke</text:p>
          </table:table-cell>
          <table:table-cell office:value-type="float" office:value="97743421">
            <text:p>97743421</text:p>
          </table:table-cell>
          <table:table-cell/>
          <table:table-cell office:value-type="float" office:value="61323374">
            <text:p>61323374</text:p>
          </table:table-cell>
          <table:table-cell office:value-type="string">
            <text:p>jannicke1976@hotmail.com</text:p>
          </table:table-cell>
          <table:table-cell table:number-columns-repeated="1003"/>
        </table:table-row>
        <table:table-row table:style-name="ro1">
          <table:table-cell office:value-type="string">
            <text:p>Vik</text:p>
          </table:table-cell>
          <table:table-cell office:value-type="string">
            <text:p>Anna Sofie</text:p>
          </table:table-cell>
          <table:table-cell office:value-type="date" office:date-value="2004-04-11">
            <text:p>11.04.2004</text:p>
          </table:table-cell>
          <table:table-cell office:value-type="string">
            <text:p>Jente</text:p>
          </table:table-cell>
          <table:table-cell office:value-type="string">
            <text:p>Kloppasvingen 10</text:p>
          </table:table-cell>
          <table:table-cell office:value-type="float" office:value="2743">
            <text:p>2743</text:p>
          </table:table-cell>
          <table:table-cell office:value-type="string">
            <text:p>HARESTUA</text:p>
          </table:table-cell>
          <table:table-cell office:value-type="string">
            <text:p>5A</text:p>
          </table:table-cell>
          <table:table-cell office:value-type="string">
            <text:p>Andreas Mamen </text:p>
          </table:table-cell>
          <table:table-cell office:value-type="string">
            <text:p>Vik</text:p>
          </table:table-cell>
          <table:table-cell office:value-type="string">
            <text:p>Mette Haugen</text:p>
          </table:table-cell>
          <table:table-cell office:value-type="float" office:value="92808253">
            <text:p>92808253</text:p>
          </table:table-cell>
          <table:table-cell table:number-columns-repeated="2"/>
          <table:table-cell office:value-type="string">
            <text:p>mette.vik@posten.no</text:p>
          </table:table-cell>
          <table:table-cell office:value-type="string">
            <text:p>Vik</text:p>
          </table:table-cell>
          <table:table-cell office:value-type="string">
            <text:p>Geir Konrad</text:p>
          </table:table-cell>
          <table:table-cell office:value-type="float" office:value="48125856">
            <text:p>48125856</text:p>
          </table:table-cell>
          <table:table-cell table:number-columns-repeated="2"/>
          <table:table-cell office:value-type="string">
            <text:p>geir.vik@hebb.no</text:p>
          </table:table-cell>
          <table:table-cell table:number-columns-repeated="1003"/>
        </table:table-row>
        <table:table-row table:style-name="ro1">
          <table:table-cell office:value-type="string">
            <text:p>Vik</text:p>
          </table:table-cell>
          <table:table-cell office:value-type="string">
            <text:p>Iben Sjøstrøm</text:p>
          </table:table-cell>
          <table:table-cell office:value-type="date" office:date-value="2004-09-15">
            <text:p>15.09.2004</text:p>
          </table:table-cell>
          <table:table-cell office:value-type="string">
            <text:p>Jente</text:p>
          </table:table-cell>
          <table:table-cell office:value-type="string">
            <text:p>Stjernevegen 10</text:p>
          </table:table-cell>
          <table:table-cell office:value-type="float" office:value="2743">
            <text:p>2743</text:p>
          </table:table-cell>
          <table:table-cell office:value-type="string">
            <text:p>HARESTUA</text:p>
          </table:table-cell>
          <table:table-cell office:value-type="string">
            <text:p>5B</text:p>
          </table:table-cell>
          <table:table-cell office:value-type="string">
            <text:p>Lise Bjertnæs Holt </text:p>
          </table:table-cell>
          <table:table-cell office:value-type="string">
            <text:p>Sjøstrøm</text:p>
          </table:table-cell>
          <table:table-cell office:value-type="string">
            <text:p>Bjørn Niklas</text:p>
          </table:table-cell>
          <table:table-cell office:value-type="float" office:value="90586616">
            <text:p>90586616</text:p>
          </table:table-cell>
          <table:table-cell table:number-columns-repeated="2"/>
          <table:table-cell office:value-type="string">
            <text:p>bns@lunner-almenning.no</text:p>
          </table:table-cell>
          <table:table-cell office:value-type="string">
            <text:p>Vik</text:p>
          </table:table-cell>
          <table:table-cell office:value-type="string">
            <text:p>Karianne</text:p>
          </table:table-cell>
          <table:table-cell office:value-type="float" office:value="97508535">
            <text:p>97508535</text:p>
          </table:table-cell>
          <table:table-cell table:number-columns-repeated="2"/>
          <table:table-cell office:value-type="string">
            <text:p>ksvi@lunner.kommune.no</text:p>
          </table:table-cell>
          <table:table-cell table:number-columns-repeated="1003"/>
        </table:table-row>
        <table:table-row table:style-name="ro1">
          <table:table-cell office:value-type="string">
            <text:p>Weinholdt</text:p>
          </table:table-cell>
          <table:table-cell office:value-type="string">
            <text:p>Vegard Nygård</text:p>
          </table:table-cell>
          <table:table-cell office:value-type="date" office:date-value="2004-09-26">
            <text:p>26.09.2004</text:p>
          </table:table-cell>
          <table:table-cell office:value-type="string">
            <text:p>Gutt</text:p>
          </table:table-cell>
          <table:table-cell office:value-type="string">
            <text:p>Piperveien 19</text:p>
          </table:table-cell>
          <table:table-cell office:value-type="float" office:value="2743">
            <text:p>2743</text:p>
          </table:table-cell>
          <table:table-cell office:value-type="string">
            <text:p>HARESTUA</text:p>
          </table:table-cell>
          <table:table-cell office:value-type="string">
            <text:p>5B</text:p>
          </table:table-cell>
          <table:table-cell office:value-type="string">
            <text:p>Lise Bjertnæs Holt </text:p>
          </table:table-cell>
          <table:table-cell office:value-type="string">
            <text:p>Weinholdt</text:p>
          </table:table-cell>
          <table:table-cell office:value-type="string">
            <text:p>Mona Nygård</text:p>
          </table:table-cell>
          <table:table-cell office:value-type="float" office:value="91386617">
            <text:p>91386617</text:p>
          </table:table-cell>
          <table:table-cell table:number-columns-repeated="2"/>
          <table:table-cell office:value-type="string">
            <text:p>monanyg@gmail.com</text:p>
          </table:table-cell>
          <table:table-cell office:value-type="string">
            <text:p>Weinholdt</text:p>
          </table:table-cell>
          <table:table-cell office:value-type="string">
            <text:p>Petter</text:p>
          </table:table-cell>
          <table:table-cell office:value-type="float" office:value="41535318">
            <text:p>41535318</text:p>
          </table:table-cell>
          <table:table-cell table:number-columns-repeated="2"/>
          <table:table-cell office:value-type="string">
            <text:p>petter@item.no</text:p>
          </table:table-cell>
          <table:table-cell table:number-columns-repeated="1003"/>
        </table:table-row>
        <table:table-row table:style-name="ro1">
          <table:table-cell office:value-type="string">
            <text:p>Zimmermann</text:p>
          </table:table-cell>
          <table:table-cell office:value-type="string">
            <text:p>Dennis René</text:p>
          </table:table-cell>
          <table:table-cell office:value-type="date" office:date-value="2004-12-16">
            <text:p>16.12.2004</text:p>
          </table:table-cell>
          <table:table-cell office:value-type="string">
            <text:p>Gutt</text:p>
          </table:table-cell>
          <table:table-cell office:value-type="string">
            <text:p>Hadelandsvegen 1275</text:p>
          </table:table-cell>
          <table:table-cell office:value-type="float" office:value="2743">
            <text:p>2743</text:p>
          </table:table-cell>
          <table:table-cell office:value-type="string">
            <text:p>HARESTUA</text:p>
          </table:table-cell>
          <table:table-cell office:value-type="string">
            <text:p>5A</text:p>
          </table:table-cell>
          <table:table-cell office:value-type="string">
            <text:p>Andreas Mamen </text:p>
          </table:table-cell>
          <table:table-cell office:value-type="string">
            <text:p>Andersen</text:p>
          </table:table-cell>
          <table:table-cell office:value-type="string">
            <text:p>Linda</text:p>
          </table:table-cell>
          <table:table-cell office:value-type="float" office:value="91752277">
            <text:p>91752277</text:p>
          </table:table-cell>
          <table:table-cell/>
          <table:table-cell office:value-type="float" office:value="61325537">
            <text:p>61325537</text:p>
          </table:table-cell>
          <table:table-cell office:value-type="string">
            <text:p>liand79@hotmail.com</text:p>
          </table:table-cell>
          <table:table-cell office:value-type="string">
            <text:p>Zimmermann</text:p>
          </table:table-cell>
          <table:table-cell office:value-type="string">
            <text:p>Per Arne</text:p>
          </table:table-cell>
          <table:table-cell office:value-type="float" office:value="98293859">
            <text:p>98293859</text:p>
          </table:table-cell>
          <table:table-cell table:number-columns-repeated="2"/>
          <table:table-cell office:value-type="string">
            <text:p>paz72@hotmail.com</text:p>
          </table:table-cell>
          <table:table-cell table:number-columns-repeated="1003"/>
        </table:table-row>
      </table:table>
      <table:table table:name="Ark2" table:style-name="ta2" table:print="false">
        <office:forms form:automatic-focus="false" form:apply-design-mode="false"/>
        <table:table-column table:style-name="co2" table:number-columns-repeated="1024" table:default-cell-style-name="Default"/>
        <table:table-row table:style-name="ro1">
          <table:table-cell table:number-columns-repeated="1024"/>
        </table:table-row>
      </table:table>
      <table:table table:name="Ark3" table:style-name="ta3" table:print="false">
        <office:forms form:automatic-focus="false" form:apply-design-mode="false"/>
        <table:table-column table:style-name="co2" table:number-columns-repeated="1024" table:default-cell-style-name="Default"/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nb" fo:country="NO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nb" number:country="NO">kr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nb" number:country="NO">kr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8106P0" style:volatile="true" number:language="nb" number:country="NO">
      <number:text>kr </number:text>
      <number:number number:decimal-places="0" number:min-integer-digits="1" number:grouping="true"/>
    </number:number-style>
    <number:number-style style:name="N8106" number:language="nb" number:country="NO">
      <number:text>kr -</number:text>
      <number:number number:decimal-places="0" number:min-integer-digits="1" number:grouping="true"/>
      <style:map style:condition="value()&gt;=0" style:apply-style-name="N8106P0"/>
    </number:number-style>
    <number:number-style style:name="N8107P0" style:volatile="true" number:language="nb" number:country="NO">
      <number:text>kr </number:text>
      <number:number number:decimal-places="0" number:min-integer-digits="1" number:grouping="true"/>
    </number:number-style>
    <number:number-style style:name="N8107" number:language="nb" number:country="NO">
      <style:text-properties fo:color="#ff0000"/>
      <number:text>kr -</number:text>
      <number:number number:decimal-places="0" number:min-integer-digits="1" number:grouping="true"/>
      <style:map style:condition="value()&gt;=0" style:apply-style-name="N8107P0"/>
    </number:number-style>
    <number:number-style style:name="N8108P0" style:volatile="true" number:language="nb" number:country="NO">
      <number:text>kr </number:text>
      <number:number number:decimal-places="2" number:min-integer-digits="1" number:grouping="true"/>
    </number:number-style>
    <number:number-style style:name="N8108" number:language="nb" number:country="NO">
      <number:text>kr -</number:text>
      <number:number number:decimal-places="2" number:min-integer-digits="1" number:grouping="true"/>
      <style:map style:condition="value()&gt;=0" style:apply-style-name="N8108P0"/>
    </number:number-style>
    <number:number-style style:name="N8109P0" style:volatile="true" number:language="nb" number:country="NO">
      <number:text>kr </number:text>
      <number:number number:decimal-places="2" number:min-integer-digits="1" number:grouping="true"/>
    </number:number-style>
    <number:number-style style:name="N8109" number:language="nb" number:country="NO">
      <style:text-properties fo:color="#ff0000"/>
      <number:text>kr -</number:text>
      <number:number number:decimal-places="2" number:min-integer-digits="1" number:grouping="true"/>
      <style:map style:condition="value()&gt;=0" style:apply-style-name="N8109P0"/>
    </number:number-style>
    <number:date-style style:name="N8110" number:language="nb" number:country="NO">
      <number:day number:style="long"/>
      <number:text>.</number:text>
      <number:month number:textual="true"/>
      <number:text>.</number:text>
      <number:year/>
    </number:date-style>
    <number:date-style style:name="N8111" number:language="nb" number:country="NO">
      <number:day number:style="long"/>
      <number:text>.</number:text>
      <number:month number:textual="true"/>
    </number:date-style>
    <number:date-style style:name="N8112" number:language="nb" number:country="NO">
      <number:month number:textual="true"/>
      <number:text>.</number:text>
      <number:year/>
    </number:date-style>
    <number:time-style style:name="N8113" number:language="nb" number:country="NO">
      <number:hours/>
      <number:text>:</number:text>
      <number:minutes number:style="long"/>
      <number:text> </number:text>
      <number:am-pm/>
    </number:time-style>
    <number:time-style style:name="N8114" number:language="nb" number:country="NO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5" number:language="nb" number:country="NO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8116P0" style:volatile="true" number:language="nb" number:country="NO">
      <number:number number:decimal-places="0" number:min-integer-digits="1" number:grouping="true"/>
    </number:number-style>
    <number:number-style style:name="N8116" number:language="nb" number:country="NO">
      <number:text>-</number:text>
      <number:number number:decimal-places="0" number:min-integer-digits="1" number:grouping="true"/>
      <style:map style:condition="value()&gt;=0" style:apply-style-name="N8116P0"/>
    </number:number-style>
    <number:number-style style:name="N8117P0" style:volatile="true" number:language="nb" number:country="NO">
      <number:number number:decimal-places="0" number:min-integer-digits="1" number:grouping="true"/>
    </number:number-style>
    <number:number-style style:name="N8117" number:language="nb" number:country="NO">
      <style:text-properties fo:color="#ff0000"/>
      <number:text>-</number:text>
      <number:number number:decimal-places="0" number:min-integer-digits="1" number:grouping="true"/>
      <style:map style:condition="value()&gt;=0" style:apply-style-name="N8117P0"/>
    </number:number-style>
    <number:number-style style:name="N8118P0" style:volatile="true" number:language="nb" number:country="NO">
      <number:number number:decimal-places="2" number:min-integer-digits="1" number:grouping="true"/>
    </number:number-style>
    <number:number-style style:name="N8118" number:language="nb" number:country="NO">
      <number:text>-</number:text>
      <number:number number:decimal-places="2" number:min-integer-digits="1" number:grouping="true"/>
      <style:map style:condition="value()&gt;=0" style:apply-style-name="N8118P0"/>
    </number:number-style>
    <number:number-style style:name="N8119P0" style:volatile="true" number:language="nb" number:country="NO">
      <number:number number:decimal-places="2" number:min-integer-digits="1" number:grouping="true"/>
    </number:number-style>
    <number:number-style style:name="N8119" number:language="nb" number:country="NO">
      <style:text-properties fo:color="#ff0000"/>
      <number:text>-</number:text>
      <number:number number:decimal-places="2" number:min-integer-digits="1" number:grouping="true"/>
      <style:map style:condition="value()&gt;=0" style:apply-style-name="N8119P0"/>
    </number:number-style>
    <number:number-style style:name="N8120P0" style:volatile="true" number:language="nb" number:country="NO">
      <number:text> </number:text>
      <number:number number:decimal-places="0" number:min-integer-digits="1" number:grouping="true"/>
      <number:text> </number:text>
    </number:number-style>
    <number:number-style style:name="N8120P1" style:volatile="true" number:language="nb" number:country="NO">
      <number:text> -</number:text>
      <number:number number:decimal-places="0" number:min-integer-digits="1" number:grouping="true"/>
      <number:text> </number:text>
    </number:number-style>
    <number:number-style style:name="N8120P2" style:volatile="true" number:language="nb" number:country="NO">
      <number:text> - </number:text>
    </number:number-style>
    <number:text-style style:name="N8120" number:language="nb" number:country="NO">
      <number:text> </number:text>
      <number:text-content/>
      <number:text> </number:text>
      <style:map style:condition="value()&gt;0" style:apply-style-name="N8120P0"/>
      <style:map style:condition="value()&lt;0" style:apply-style-name="N8120P1"/>
      <style:map style:condition="value()=0" style:apply-style-name="N8120P2"/>
    </number:text-style>
    <number:number-style style:name="N8121P0" style:volatile="true" number:language="nb" number:country="NO">
      <number:text> kr </number:text>
      <number:number number:decimal-places="0" number:min-integer-digits="1" number:grouping="true"/>
      <number:text> </number:text>
    </number:number-style>
    <number:number-style style:name="N8121P1" style:volatile="true" number:language="nb" number:country="NO">
      <number:text> kr -</number:text>
      <number:number number:decimal-places="0" number:min-integer-digits="1" number:grouping="true"/>
      <number:text> </number:text>
    </number:number-style>
    <number:number-style style:name="N8121P2" style:volatile="true" number:language="nb" number:country="NO">
      <number:text> kr - </number:text>
    </number:number-style>
    <number:text-style style:name="N8121" number:language="nb" number:country="NO">
      <number:text> </number:text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number-style style:name="N8122P0" style:volatile="true" number:language="nb" number:country="NO">
      <number:text> </number:text>
      <number:number number:decimal-places="2" number:min-integer-digits="1" number:grouping="true"/>
      <number:text> </number:text>
    </number:number-style>
    <number:number-style style:name="N8122P1" style:volatile="true" number:language="nb" number:country="NO">
      <number:text> -</number:text>
      <number:number number:decimal-places="2" number:min-integer-digits="1" number:grouping="true"/>
      <number:text> </number:text>
    </number:number-style>
    <number:number-style style:name="N8122P2" style:volatile="true" number:language="nb" number:country="NO">
      <number:text> -</number:text>
      <number:number number:decimal-places="0" number:min-integer-digits="0"/>
      <number:text> </number:text>
    </number:number-style>
    <number:text-style style:name="N8122" number:language="nb" number:country="NO">
      <number:text> </number:text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number-style style:name="N8123P0" style:volatile="true" number:language="nb" number:country="NO">
      <number:text> kr </number:text>
      <number:number number:decimal-places="2" number:min-integer-digits="1" number:grouping="true"/>
      <number:text> </number:text>
    </number:number-style>
    <number:number-style style:name="N8123P1" style:volatile="true" number:language="nb" number:country="NO">
      <number:text> kr -</number:text>
      <number:number number:decimal-places="2" number:min-integer-digits="1" number:grouping="true"/>
      <number:text> </number:text>
    </number:number-style>
    <number:number-style style:name="N8123P2" style:volatile="true" number:language="nb" number:country="NO">
      <number:text> kr -</number:text>
      <number:number number:decimal-places="0" number:min-integer-digits="0"/>
      <number:text> </number:text>
    </number:number-style>
    <number:text-style style:name="N8123" number:language="nb" number:country="NO">
      <number:text> </number:text>
      <number:text-content/>
      <number:text> </number:text>
      <style:map style:condition="value()&gt;0" style:apply-style-name="N8123P0"/>
      <style:map style:condition="value()&lt;0" style:apply-style-name="N8123P1"/>
      <style:map style:condition="value()=0" style:apply-style-name="N8123P2"/>
    </number:text-style>
    <number:time-style style:name="N8124" number:language="nb" number:country="NO">
      <number:minutes number:style="long"/>
      <number:text>:</number:text>
      <number:seconds number:style="long"/>
    </number:time-style>
    <number:time-style style:name="N8125" number:language="nb" number:country="NO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6" number:language="nb" number:country="NO">
      <number:minutes number:style="long"/>
      <number:text>:</number:text>
      <number:seconds number:style="long" number:decimal-places="1"/>
    </number:time-style>
    <number:number-style style:name="N8127" number:language="nb" number:country="NO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20_25__20_-_20_Accent1" style:display-name="Excel Built-in 20% - Accent1" style:family="table-cell" style:parent-style-name="Default">
      <style:table-cell-properties fo:background-color="#dce6f2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2" style:display-name="Excel Built-in 20% - Accent2" style:family="table-cell" style:parent-style-name="Default">
      <style:table-cell-properties fo:background-color="#f2dcdb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3" style:display-name="Excel Built-in 20% - Accent3" style:family="table-cell" style:parent-style-name="Default">
      <style:table-cell-properties fo:background-color="#ebf1d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4" style:display-name="Excel Built-in 20% - Accent4" style:family="table-cell" style:parent-style-name="Default">
      <style:table-cell-properties fo:background-color="#e6e0e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5" style:display-name="Excel Built-in 20% - Accent5" style:family="table-cell" style:parent-style-name="Default">
      <style:table-cell-properties fo:background-color="#dbeef4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6" style:display-name="Excel Built-in 20% - Accent6" style:family="table-cell" style:parent-style-name="Default">
      <style:table-cell-properties fo:background-color="#fdeada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1" style:display-name="Excel Built-in 40% - Accent1" style:family="table-cell" style:parent-style-name="Default">
      <style:table-cell-properties fo:background-color="#b9cde5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2" style:display-name="Excel Built-in 40% - Accent2" style:family="table-cell" style:parent-style-name="Default">
      <style:table-cell-properties fo:background-color="#e6b9b8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3" style:display-name="Excel Built-in 40% - Accent3" style:family="table-cell" style:parent-style-name="Default">
      <style:table-cell-properties fo:background-color="#d7e4bd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4" style:display-name="Excel Built-in 40% - Accent4" style:family="table-cell" style:parent-style-name="Default">
      <style:table-cell-properties fo:background-color="#ccc1da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5" style:display-name="Excel Built-in 40% - Accent5" style:family="table-cell" style:parent-style-name="Default">
      <style:table-cell-properties fo:background-color="#b7dee8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6" style:display-name="Excel Built-in 40% - Accent6" style:family="table-cell" style:parent-style-name="Default">
      <style:table-cell-properties fo:background-color="#fcd5b5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1" style:display-name="Excel Built-in 60% - Accent1" style:family="table-cell" style:parent-style-name="Default">
      <style:table-cell-properties fo:background-color="#95b3d7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2" style:display-name="Excel Built-in 60% - Accent2" style:family="table-cell" style:parent-style-name="Default">
      <style:table-cell-properties fo:background-color="#d99694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3" style:display-name="Excel Built-in 60% - Accent3" style:family="table-cell" style:parent-style-name="Default">
      <style:table-cell-properties fo:background-color="#c3d69b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4" style:display-name="Excel Built-in 60% - Accent4" style:family="table-cell" style:parent-style-name="Default">
      <style:table-cell-properties fo:background-color="#b3a2c7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5" style:display-name="Excel Built-in 60% - Accent5" style:family="table-cell" style:parent-style-name="Default">
      <style:table-cell-properties fo:background-color="#93cddd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6" style:display-name="Excel Built-in 60% - Accent6" style:family="table-cell" style:parent-style-name="Default">
      <style:table-cell-properties fo:background-color="#fac09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1" style:display-name="Excel Built-in Accent1" style:family="table-cell" style:parent-style-name="Default">
      <style:table-cell-properties fo:background-color="#4f81bd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2" style:display-name="Excel Built-in Accent2" style:family="table-cell" style:parent-style-name="Default">
      <style:table-cell-properties fo:background-color="#c0504d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3" style:display-name="Excel Built-in Accent3" style:family="table-cell" style:parent-style-name="Default">
      <style:table-cell-properties fo:background-color="#9bbb5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4" style:display-name="Excel Built-in Accent4" style:family="table-cell" style:parent-style-name="Default">
      <style:table-cell-properties fo:background-color="#8064a2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5" style:display-name="Excel Built-in Accent5" style:family="table-cell" style:parent-style-name="Default">
      <style:table-cell-properties fo:background-color="#4bacc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6" style:display-name="Excel Built-in Accent6" style:family="table-cell" style:parent-style-name="Default">
      <style:table-cell-properties fo:background-color="#f7964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Bad" style:display-name="Excel Built-in Bad" style:family="table-cell" style:parent-style-name="Default">
      <style:table-cell-properties fo:background-color="#ffc7ce"/>
      <style:text-properties fo:color="#9c0006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Calculation" style:display-name="Excel Built-in Calculation" style:family="table-cell" style:parent-style-name="Default">
      <style:table-cell-properties fo:background-color="#f2f2f2" style:diagonal-bl-tr="none" style:diagonal-tl-br="none" fo:border="0.035cm solid #7f7f7f" style:rotation-align="none"/>
      <style:text-properties fo:color="#fa7d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Check_20_Cell" style:display-name="Excel Built-in Check Cell" style:family="table-cell" style:parent-style-name="Default">
      <style:table-cell-properties fo:background-color="#a5a5a5" style:diagonal-bl-tr="none" style:diagonal-tl-br="none" fo:border="0.105cm double #3f3f3f" style:border-line-width="0.035cm 0.035cm 0.035cm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Explanatory_20_Text" style:display-name="Excel Built-in Explanatory Text" style:family="table-cell" style:parent-style-name="Default">
      <style:text-properties fo:color="#7f7f7f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cel_20_Built-in_20_Good" style:display-name="Excel Built-in Good" style:family="table-cell" style:parent-style-name="Default">
      <style:table-cell-properties fo:background-color="#c6efce"/>
      <style:text-properties fo:color="#0061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Heading_20_1" style:display-name="Excel Built-in Heading 1" style:family="table-cell" style:parent-style-name="Default">
      <style:table-cell-properties fo:border-bottom="0.141cm solid #4f81bd" style:diagonal-bl-tr="none" style:diagonal-tl-br="none" fo:border-left="none" fo:border-right="none" style:rotation-align="none" fo:border-top="none"/>
      <style:text-properties fo:color="#1f497d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Excel_20_Built-in_20_Heading_20_2" style:display-name="Excel Built-in Heading 2" style:family="table-cell" style:parent-style-name="Default">
      <style:table-cell-properties fo:border-bottom="0.141cm solid #a7c0de" style:diagonal-bl-tr="none" style:diagonal-tl-br="none" fo:border-left="none" fo:border-right="none" style:rotation-align="none" fo:border-top="none"/>
      <style:text-properties fo:color="#1f497d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Excel_20_Built-in_20_Heading_20_3" style:display-name="Excel Built-in Heading 3" style:family="table-cell" style:parent-style-name="Default">
      <style:table-cell-properties fo:border-bottom="0.088cm solid #95b3d7" style:diagonal-bl-tr="none" style:diagonal-tl-br="none" fo:border-left="none" fo:border-right="none" style:rotation-align="none" fo:border-top="none"/>
      <style:text-properties fo:color="#1f497d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Heading_20_4" style:display-name="Excel Built-in Heading 4" style:family="table-cell" style:parent-style-name="Default">
      <style:text-properties fo:color="#1f497d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Input" style:display-name="Excel Built-in Input" style:family="table-cell" style:parent-style-name="Default">
      <style:table-cell-properties fo:background-color="#ffcc99" style:diagonal-bl-tr="none" style:diagonal-tl-br="none" fo:border="0.035cm solid #7f7f7f" style:rotation-align="none"/>
      <style:text-properties fo:color="#3f3f76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Linked_20_Cell" style:display-name="Excel Built-in Linked Cell" style:family="table-cell" style:parent-style-name="Default">
      <style:table-cell-properties fo:border-bottom="0.105cm double #ff8001" style:border-line-width-bottom="0.035cm 0.035cm 0.035cm" style:diagonal-bl-tr="none" style:diagonal-tl-br="none" fo:border-left="none" fo:border-right="none" style:rotation-align="none" fo:border-top="none"/>
      <style:text-properties fo:color="#fa7d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Neutral" style:display-name="Excel Built-in Neutral" style:family="table-cell" style:parent-style-name="Default">
      <style:table-cell-properties fo:background-color="#ffeb9c"/>
      <style:text-properties fo:color="#9c65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Note" style:display-name="Excel Built-in Note" style:family="table-cell" style:parent-style-name="Default">
      <style:table-cell-properties fo:background-color="#ffffcc" style:diagonal-bl-tr="none" style:diagonal-tl-br="none" fo:border="0.035cm solid #b2b2b2" style:rotation-align="none"/>
    </style:style>
    <style:style style:name="Excel_20_Built-in_20_Output" style:display-name="Excel Built-in Output" style:family="table-cell" style:parent-style-name="Default">
      <style:table-cell-properties fo:background-color="#f2f2f2" style:diagonal-bl-tr="none" style:diagonal-tl-br="none" fo:border="0.035cm solid #3f3f3f" style:rotation-align="none"/>
      <style:text-properties fo:color="#3f3f3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Title" style:display-name="Excel Built-in Title" style:family="table-cell" style:parent-style-name="Default">
      <style:text-properties fo:color="#1f497d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Excel_20_Built-in_20_Total" style:display-name="Excel Built-in Total" style:family="table-cell" style:parent-style-name="Default">
      <style:table-cell-properties fo:border-bottom="0.105cm double #4f81bd" style:border-line-width-bottom="0.035cm 0.035cm 0.035cm" style:diagonal-bl-tr="none" style:diagonal-tl-br="none" fo:border-left="none" fo:border-right="none" style:rotation-align="none" fo:border-top="0.035cm solid #4f81bd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Warning_20_Text" style:display-name="Excel Built-in Warning Text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29">29.01.2015</text:date>, <text:time>17:03:33</text:time></text:p>
        </style:region-right>
      </style:header>
      <style:header-left style:display="false"/>
      <style:footer>
        <text:p>Side <text:page-number>1</text:page-number> / <text:page-count>99</text:page-count></text:p>
      </style:footer>
      <style:footer-left style:display="false"/>
    </style:master-page>
    <style:master-page style:name="PageStyle_5f_Ark1" style:display-name="PageStyle_Ark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rk2" style:display-name="PageStyle_Ark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rk3" style:display-name="PageStyle_Ark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1-29T17:03:33.15</dc:date>
    <dc:creator>Glenn Vollsæter</dc:creator>
    <meta:document-statistic meta:table-count="3" meta:cell-count="609" meta:object-count="0"/>
    <meta:generator>OpenOffice/4.1.1$Win32 OpenOffice.org_project/411m6$Build-9775</meta:generator>
  </office:meta>
</office:document-meta>
</file>